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1.662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1.39cm"/>
    </style:style>
    <style:style style:name="co2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0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5"/>
          <table:table-cell table:number-columns-repeated="6"/>
        </table:table-row>
        <table:table-row table:style-name="ro1">
          <table:table-cell table:style-name="ce10"/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Umrechnung Brix Plato</text:p>
          </table:table-cell>
          <table:table-cell table:number-columns-repeated="3"/>
          <table:table-cell table:style-name="ce11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2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6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2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5"/>
          <table:table-cell table:number-columns-repeated="5"/>
        </table:table-row>
        <table:table-row table:style-name="ro1">
          <table:table-cell table:style-name="ce26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6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6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6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6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6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6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6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6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4"/>
          <table:table-cell table:number-columns-repeated="4"/>
        </table:table-row>
      </table:table>
      <table:table table:name="Spundungstabelle" table:style-name="ta1">
        <table:table-column table:style-name="co12" table:default-cell-style-name="ce26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6" office:value-type="string" calcext:value-type="string">
            <text:p>Alpha[%]</text:p>
          </table:table-cell>
          <table:table-cell table:style-name="ce26" office:value-type="string" calcext:value-type="string">
            <text:p>Kochzeit [min]</text:p>
          </table:table-cell>
          <table:table-cell table:style-name="ce26" office:value-type="string" calcext:value-type="string">
            <text:p>Hopfengabe [g]</text:p>
          </table:table-cell>
          <table:table-cell table:style-name="ce26" office:value-type="string" calcext:value-type="string">
            <text:p>Ausnutzung</text:p>
          </table:table-cell>
          <table:table-cell table:style-name="ce26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itterhopfen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.242350261262081</text:p>
          </table:table-cell>
          <table:table-cell table:formula="of:=[.G7]*[.E7]*10*[.H7]/[.$E$5]" office:value-type="float" office:value="21.3268229910631" calcext:value-type="float">
            <text:p>21.3268229910631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.234006865336717</text:p>
          </table:table-cell>
          <table:table-cell table:formula="of:=[.G8]*[.E8]*10*[.H8]/[.$E$5]" office:value-type="float" office:value="6.5001907037977" calcext:value-type="float">
            <text:p>6.5001907037977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Aromahopfen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.082142460775501</text:p>
          </table:table-cell>
          <table:table-cell table:formula="of:=[.G9]*[.E9]*10*[.H9]/[.$E$5]" office:value-type="float" office:value="2.19046562068003" calcext:value-type="float">
            <text:p>2.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.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6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6" office:value-type="string" calcext:value-type="string">
            <text:p>W (Winkel)</text:p>
          </table:table-cell>
          <table:table-cell table:style-name="ce26" office:value-type="string" calcext:value-type="string">
            <text:p>P (°P)</text:p>
          </table:table-cell>
          <table:table-cell/>
          <table:table-cell table:style-name="ce26" office:value-type="string" calcext:value-type="string">
            <text:p>W*P</text:p>
          </table:table-cell>
          <table:table-cell table:style-name="ce26" office:value-type="string" calcext:value-type="string">
            <text:p>W^2</text:p>
          </table:table-cell>
          <table:table-cell table:style-name="ce26" office:value-type="string" calcext:value-type="string">
            <text:p>W^3</text:p>
          </table:table-cell>
          <table:table-cell table:style-name="ce26" office:value-type="string" calcext:value-type="string">
            <text:p>W^4</text:p>
          </table:table-cell>
          <table:table-cell table:style-name="ce26" office:value-type="string" calcext:value-type="string">
            <text:p>W^2*P</text:p>
          </table:table-cell>
          <table:table-cell/>
          <table:table-cell table:style-name="ce26" office:value-type="string" calcext:value-type="string">
            <text:p>Mittelwerte</text:p>
          </table:table-cell>
          <table:table-cell table:style-name="ce26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6" table:number-columns-repeated="5"/>
          <table:table-cell table:number-columns-repeated="44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Zellenzahl</text:p>
          </table:table-cell>
          <table:table-cell table:style-name="ce26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6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Kochmaische Vol [L]</text:p>
          </table:table-cell>
          <table:table-cell table:style-name="ce26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temperatur [°C]</text:p>
          </table:table-cell>
          <table:table-cell table:style-name="ce26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menge [L]</text:p>
          </table:table-cell>
          <table:table-cell table:style-name="ce26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6" office:value-type="string" calcext:value-type="string">
            <text:p>Einmaischmenge</text:p>
          </table:table-cell>
          <table:table-cell table:style-name="ce26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tammwürze neu [°P]</text:p>
          </table:table-cell>
          <table:table-cell table:style-name="ce26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udhausausbeute [%]</text:p>
          </table:table-cell>
          <table:table-cell table:style-name="ce26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6" office:value-type="string" calcext:value-type="string">
            <text:p>Kochtemperatur [°C]</text:p>
          </table:table-cell>
          <table:table-cell table:style-name="ce26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62]+[.B63])*([.B61]-[.B64])/([.B65]-[.B64])" office:value-type="float" office:value="5.2241053834498" calcext:value-type="float">
            <text:p>5.2241053834498</text:p>
          </table:table-cell>
          <table:table-cell table:style-name="ce36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6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Brauwass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9.58698123135818" calcext:value-type="float">
            <text:p>9.58698123135818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319.566041045272" calcext:value-type="float">
            <text:p>319.566041045272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9.93675500762663" calcext:value-type="float">
            <text:p>9.93675500762663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38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3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62" calcext:value-type="float">
            <text:p>562</text:p>
          </table:table-cell>
          <table:table-cell table:style-name="ce3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88" calcext:value-type="float">
            <text:p>188</text:p>
          </table:table-cell>
          <table:table-cell table:style-name="ce3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334519572953737" calcext:value-type="float">
            <text:p>0.3345195729537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table:formula="of:=[.B45]*[.$B$65]" office:value-type="float" office:value="24.7544483985765" calcext:value-type="float">
            <text:p>24.7544483985765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table:formula="of:=[.B46]*[.$B$65]" office:value-type="float" office:value="9.70106761565836" calcext:value-type="float">
            <text:p>9.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table:formula="of:=[.B47]*[.$B$65]" office:value-type="float" office:value="3.34519572953737" calcext:value-type="float">
            <text:p>3.3451957295373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table:formula="of:=[.B48]*[.$B$65]" office:value-type="float" office:value="4.34875444839858" calcext:value-type="float">
            <text:p>4.3487544483985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table:formula="of:=[.B49]*[.$B$65]" office:value-type="float" office:value="16.0569395017794" calcext:value-type="float">
            <text:p>16.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669039145907473" calcext:value-type="float">
            <text:p>0.006690391459075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5.70365907473309" calcext:value-type="float">
            <text:p>5.70365907473309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188.220749466192" calcext:value-type="float">
            <text:p>188.220749466192</text:p>
          </table:table-cell>
          <table:table-cell table:style-name="ce3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4.76731116915342" calcext:value-type="float">
            <text:p>4.7673111691534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936347905579679" calcext:value-type="float">
            <text:p>0.93634790557967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3.46700957963256" calcext:value-type="float">
            <text:p>3.4670095796325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2.23526903586598" calcext:value-type="float">
            <text:p>2.235269035865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3.45741285556326" calcext:value-type="float">
            <text:p>3.4574128555632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 office:value-type="string" calcext:value-type="string">
            <text:p>Zugabe Salze</text:p>
          </table:table-cell>
          <table:table-cell table:style-name="ce26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table:formula="of:=[.B68]+[.B90]/[.B11]*232.78/1000+[.B91]/[.B11]*272.6/1000" office:value-type="float" office:value="24.7544483985765" calcext:value-type="float">
            <text:p>24.7544483985765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table:formula="of:=[.B69]+[.B92]/[.B11]*98.59/1000" office:value-type="float" office:value="9.70106761565836" calcext:value-type="float">
            <text:p>9.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atrium</text:p>
          </table:table-cell>
          <table:table-cell table:formula="of:=[.B70]+[.B93]/[.B11]*1000/393.39+[.B94]/[.B11]*1000/273.66" office:value-type="float" office:value="109.262139898598" calcext:value-type="float">
            <text:p>109.26213989859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lorid</text:p>
          </table:table-cell>
          <table:table-cell table:formula="of:=[.B71]+[.B91]/[.B11]*482.28/1000+[.B93]/[.B11]*606.66/1000" office:value-type="float" office:value="29.6262544483986" calcext:value-type="float">
            <text:p>29.626254448398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lfat </text:p>
          </table:table-cell>
          <table:table-cell table:formula="of:=[.B72]+[.B90]/[.B11]*557.93/1000+[.B92]/[.B11]*389.73/1000" office:value-type="float" office:value="16.0569395017794" calcext:value-type="float">
            <text:p>16.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669039145907473" calcext:value-type="float">
            <text:p>0.006690391459075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5.70365907473309" calcext:value-type="float">
            <text:p>5.7036590747330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4.76731116915342" calcext:value-type="float">
            <text:p>4.7673111691534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936347905579679" calcext:value-type="float">
            <text:p>0.93634790557967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3.46700957963256" calcext:value-type="float">
            <text:p>3.4670095796325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2.23526903586598" calcext:value-type="float">
            <text:p>2.235269035865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3.45741285556326" calcext:value-type="float">
            <text:p>3.4574128555632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.00.0000</text:date>, <text:time style:data-style-name="N2" text:time-value="07:09:08.76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2H38M8S</meta:editing-duration>
    <meta:editing-cycles>135</meta:editing-cycles>
    <meta:generator>LibreOffice/6.4.0.3$Windows_X86_64 LibreOffice_project/b0a288ab3d2d4774cb44b62f04d5d28733ac6df8</meta:generator>
    <dc:date>2021-04-25T08:56:06.039000000</dc:date>
    <meta:document-statistic meta:table-count="12" meta:cell-count="336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